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0c5" officeooo:paragraph-rsid="001cb0c5"/>
    </style:style>
    <style:style style:name="P2" style:family="paragraph" style:parent-style-name="Standard">
      <style:text-properties fo:color="#000000" officeooo:rsid="001cb0c5" officeooo:paragraph-rsid="001cb0c5"/>
    </style:style>
    <style:style style:name="P3" style:family="paragraph" style:parent-style-name="Standard">
      <style:text-properties fo:color="#000000" officeooo:rsid="001ea5d4" officeooo:paragraph-rsid="001ea5d4"/>
    </style:style>
    <style:style style:name="P4" style:family="paragraph" style:parent-style-name="Standard" style:list-style-name="L3">
      <style:text-properties fo:color="#000000" officeooo:rsid="001ea5d4" officeooo:paragraph-rsid="001ea5d4"/>
    </style:style>
    <style:style style:name="P5" style:family="paragraph" style:parent-style-name="Standard" style:list-style-name="L4">
      <style:text-properties fo:color="#000000" officeooo:rsid="001ea5d4" officeooo:paragraph-rsid="001ea5d4"/>
    </style:style>
    <style:style style:name="P6" style:family="paragraph" style:parent-style-name="Standard" style:list-style-name="L1">
      <style:text-properties officeooo:paragraph-rsid="001ea5d4"/>
    </style:style>
    <style:style style:name="P7" style:family="paragraph" style:parent-style-name="Standard" style:list-style-name="L2">
      <style:text-properties officeooo:paragraph-rsid="001ea5d4"/>
    </style:style>
    <style:style style:name="P8" style:family="paragraph" style:parent-style-name="Standard">
      <style:text-properties officeooo:paragraph-rsid="001ea5d4"/>
    </style:style>
    <style:style style:name="P9" style:family="paragraph" style:parent-style-name="Standard" style:list-style-name="L2">
      <style:text-properties officeooo:rsid="00208a9a" officeooo:paragraph-rsid="00208a9a"/>
    </style:style>
    <style:style style:name="P10" style:family="paragraph" style:parent-style-name="Standard" style:list-style-name="L5">
      <style:paragraph-properties style:writing-mode="lr-tb"/>
      <style:text-properties fo:color="#000000" officeooo:rsid="001ea5d4" officeooo:paragraph-rsid="001ea5d4"/>
    </style:style>
    <style:style style:name="P11" style:family="paragraph" style:parent-style-name="Standard" style:list-style-name="L5">
      <style:paragraph-properties style:writing-mode="lr-tb"/>
      <style:text-properties fo:color="#000000" officeooo:rsid="001ea5d4" officeooo:paragraph-rsid="00208a9a"/>
    </style:style>
    <style:style style:name="T1" style:family="text">
      <style:text-properties officeooo:rsid="001cb0c5"/>
    </style:style>
    <style:style style:name="T2" style:family="text">
      <style:text-properties fo:color="#55308d"/>
    </style:style>
    <style:style style:name="T3" style:family="text">
      <style:text-properties fo:color="#55308d" officeooo:rsid="001ea5d4"/>
    </style:style>
    <style:style style:name="T4" style:family="text">
      <style:text-properties fo:color="#55308d" officeooo:rsid="001cb0c5"/>
    </style:style>
    <style:style style:name="T5" style:family="text">
      <style:text-properties fo:color="#800080"/>
    </style:style>
    <style:style style:name="T6" style:family="text">
      <style:text-properties fo:color="#800080" officeooo:rsid="001ea5d4"/>
    </style:style>
    <style:style style:name="T7" style:family="text">
      <style:text-properties fo:color="#800080" officeooo:rsid="001cb0c5"/>
    </style:style>
    <style:style style:name="T8" style:family="text">
      <style:text-properties officeooo:rsid="001ea5d4"/>
    </style:style>
    <style:style style:name="T9" style:family="text">
      <style:text-properties officeooo:rsid="00208a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 1: ANALISE DO TEXTO</text:p>
      <text:p text:style-name="P1">item: <text:span text:style-name="T2">analise_do_texto</text:span></text:p>
      <text:p text:style-name="P1"/>
      <text:p text:style-name="P1">TABELA 2: INTEGRAÇÃO</text:p>
      <text:list xml:id="list1729557779" text:style-name="L1">
        <text:list-item>
          <text:p text:style-name="P6"><text:span text:style-name="T6">integracao</text:span><text:span text:style-name="T8">_</text:span><text:span text:style-name="T4">ocorrencia_preposicoes</text:span><text:span text:style-name="T3">(multi)</text:span></text:p>
        </text:list-item>
        <text:list-item>
          <text:p text:style-name="P6"><text:span text:style-name="T3">integracao_</text:span><text:span text:style-name="T4">ocorrencia_palavras_denotativas</text:span></text:p>
        </text:list-item>
        <text:list-item>
          <text:p text:style-name="P6"><text:span text:style-name="T3">integracao_</text:span><text:span text:style-name="T4">ocorrencias_conj_subord</text:span></text:p>
        </text:list-item>
        <text:list-item>
          <text:p text:style-name="P6"><text:span text:style-name="T3">integracao_</text:span><text:span text:style-name="T4">ocorrencias_conj_coord</text:span></text:p>
        </text:list-item>
      </text:list>
      <text:p text:style-name="P1"><text:span text:style-name="T2"/></text:p>
      <text:p text:style-name="P2">TABELA 3: AGENTIVIDADE</text:p>
      <text:list xml:id="list3347719365" text:style-name="L2">
        <text:list-item>
          <text:p text:style-name="P7"><text:span text:style-name="T6">agentividade_</text:span><text:span text:style-name="T7">ocorrencias_dor</text:span></text:p>
        </text:list-item>
        <text:list-item>
          <text:p text:style-name="P7"><text:span text:style-name="T6">agentividade_</text:span><text:span text:style-name="T7">ocorrencias_nte</text:span></text:p>
        </text:list-item>
        <text:list-item>
          <text:p text:style-name="P7"><text:span text:style-name="T6">agentividade_</text:span><text:span text:style-name="T7">ocorrencias_nome_prop</text:span></text:p>
        </text:list-item>
        <text:list-item>
          <text:p text:style-name="P7"><text:span text:style-name="T6">agentividade_</text:span><text:span text:style-name="T7">ocorrencias_pron_sub</text:span></text:p>
        </text:list-item>
        <text:list-item>
          <text:p text:style-name="P7"><text:span text:style-name="T6">agentividade_</text:span><text:span text:style-name="T7">ocorrencias_pron_pess</text:span></text:p>
        </text:list-item>
        <text:list-item>
          <text:p text:style-name="P7"><text:span text:style-name="T6">agentividade_</text:span><text:span text:style-name="T7">ocorrencias_entidades</text:span></text:p>
        </text:list-item>
        <text:list-item>
          <text:p text:style-name="P9"><text:span text:style-name="T5">agentividade_</text:span><text:span text:style-name="T7">s</text:span><text:span text:style-name="T5">ujeito_nomepropriomaisverbo</text:span></text:p>
        </text:list-item>
        <text:list-item>
          <text:p text:style-name="P9"><text:span text:style-name="T5">agentiviadade_sujeito_pronomemaisverbo</text:span></text:p>
        </text:list-item>
        <text:list-item>
          <text:p text:style-name="P9"><text:span text:style-name="T5">agentividade_sujeito_participioprepsubs</text:span></text:p>
        </text:list-item>
      </text:list>
      <text:p text:style-name="P8"><text:span text:style-name="T7"/></text:p>
      <text:p text:style-name="P3"><text:span text:style-name="T1">T</text:span>ABELA 4: ORGANIZACAO_TEMPORAL</text:p>
      <text:p text:style-name="P3"/>
      <text:list xml:id="list1141610365" text:style-name="L3">
        <text:list-item>
          <text:p text:style-name="P4">org_temp_ocorrencias_verbos</text:p>
        </text:list-item>
        <text:list-item>
          <text:p text:style-name="P4">org_temp_ocorrencias_adverbios</text:p>
        </text:list-item>
      </text:list>
      <text:p text:style-name="P3"/>
      <text:p text:style-name="P3">TABELA 4: CAUSALIDADE</text:p>
      <text:list xml:id="list762135381" text:style-name="L4">
        <text:list-item>
          <text:p text:style-name="P5">causalidade_conj_causais</text:p>
        </text:list-item>
      </text:list>
      <text:p text:style-name="P3"/>
      <text:p text:style-name="P3">TABELA 5: OUTRAS_INFORMACOES</text:p>
      <text:list xml:id="list4252579516" text:style-name="L5">
        <text:list-item>
          <text:p text:style-name="P10">outras_inf_ocorrencias_adj</text:p>
        </text:list-item>
        <text:list-item>
          <text:p text:style-name="P10">outras_inf_ocorrencias_adv_conec_sub</text:p>
        </text:list-item>
        <text:list-item>
          <text:p text:style-name="P10">outras_inf_ocorrencias_adv_rel_sub</text:p>
        </text:list-item>
        <text:list-item>
          <text:p text:style-name="P10">outras_inf_ocorrencias_artigo</text:p>
        </text:list-item>
        <text:list-item>
          <text:p text:style-name="P10">outras_inf_ocorrencias_interjeicao</text:p>
        </text:list-item>
        <text:list-item>
          <text:p text:style-name="P10">outras_inf_ocorrencias_num</text:p>
        </text:list-item>
        <text:list-item>
          <text:p text:style-name="P10">outras_inf_ocorrencias_participio</text:p>
        </text:list-item>
        <text:list-item>
          <text:p text:style-name="P10">outras_inf_ocorrencias_<text:span text:style-name="T9">pron_adj</text:span></text:p>
        </text:list-item>
        <text:list-item>
          <text:p text:style-name="P11">outras_inf_ocorrencias_<text:span text:style-name="T9">pron_conec_sub</text:span></text:p>
        </text:list-item>
        <text:list-item>
          <text:p text:style-name="P11">outras_inf_ocorrencias_<text:span text:style-name="T9">pron_rel_con_sub</text:span></text:p>
        </text:list-item>
        <text:list-item>
          <text:p text:style-name="P11">outras_inf_ocorrencias_<text:span text:style-name="T9">estrangeirismos</text:span></text:p>
        </text:list-item>
        <text:list-item>
          <text:p text:style-name="P11">outras_inf_ocorrencias_<text:span text:style-name="T9">contras_e_enclises</text:span></text:p>
        </text:list-item>
        <text:list-item>
          <text:p text:style-name="P11">outras_inf_ocorrencias_<text:span text:style-name="T9">mesoclises</text:span></text:p>
        </text:list-item>
        <text:list-item>
          <text:p text:style-name="P11">outras_inf_ocorrencias_<text:span text:style-name="T9">verb_au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8:03:02.041043875</meta:creation-date>
    <dc:date>2019-06-22T18:29:26.453914962</dc:date>
    <meta:editing-duration>PT5M12S</meta:editing-duration>
    <meta:editing-cycles>1</meta:editing-cycles>
    <meta:document-statistic meta:table-count="0" meta:image-count="0" meta:object-count="0" meta:page-count="1" meta:paragraph-count="37" meta:word-count="82" meta:character-count="1206" meta:non-whitespace-character-count="1191"/>
    <meta:generator>LibreOffice/6.2.4.2$Linux_X86_64 LibreOffice_project/2412653d852ce75f65fbfa83fb7e7b669a126d64</meta:generator>
  </office:meta>
</office:document-meta>
</file>